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8.877cm" svg:height="4.993cm" svg:x="5.027cm" svg:y="6.394cm">
            <draw:object draw:notify-on-update-of-ranges="Feuille1.A15:Feuille1.A25 Feuille1.B15:Feuille1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092cm" svg:height="5.113cm" svg:x="4.814cm" svg:y="0.533cm">
            <draw:object draw:notify-on-update-of-ranges="Feuille1.A2:Feuille1.A12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912cm" svg:height="5.013cm" svg:x="5.172cm" svg:y="12.246cm">
            <draw:object draw:notify-on-update-of-ranges="Feuille1.A28:Feuille1.A38 Feuille1.B28:Feuille1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1453" calcext:value-type="float">
            <text:p>0,514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01859" calcext:value-type="float">
            <text:p>1,0185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50811" calcext:value-type="float">
            <text:p>1,5081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27105" calcext:value-type="float">
            <text:p>2,271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.42108" calcext:value-type="float">
            <text:p>3,421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5.50636" calcext:value-type="float">
            <text:p>5,506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.87695" calcext:value-type="float">
            <text:p>4,8769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.30681" calcext:value-type="float">
            <text:p>4,3068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.12234" calcext:value-type="float">
            <text:p>5,122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.58447" calcext:value-type="float">
            <text:p>5,58447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4932861328125" calcext:value-type="float">
            <text:p>0,024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3669385910034" calcext:value-type="float">
            <text:p>0,123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6394891738892" calcext:value-type="float">
            <text:p>0,226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07911539077759" calcext:value-type="float">
            <text:p>0,4079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24300003051758" calcext:value-type="float">
            <text:p>0,6243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91611814498901" calcext:value-type="float">
            <text:p>0,8916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17386221885681" calcext:value-type="float">
            <text:p>1,173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1594924926758" calcext:value-type="float">
            <text:p>1,5159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95779967308044" calcext:value-type="float">
            <text:p>1,957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1251835823059" calcext:value-type="float">
            <text:p>2,8125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44844055175781" calcext:value-type="float">
            <text:p>0,014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833892822265625" calcext:value-type="float">
            <text:p>0,008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750899314880371" calcext:value-type="float">
            <text:p>0,0075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74214553833008" calcext:value-type="float">
            <text:p>0,004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7138671875" calcext:value-type="float">
            <text:p>0,00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5:05:45.1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1:28:19.079000000</meta:creation-date>
    <meta:generator>LibreOffice/6.4.1.2$Windows_X86_64 LibreOffice_project/4d224e95b98b138af42a64d84056446d09082932</meta:generator>
    <dc:date>2023-11-25T15:09:16.895000000</dc:date>
    <meta:editing-duration>PT19M57S</meta:editing-duration>
    <meta:editing-cycles>6</meta:editing-cycles>
    <meta:document-statistic meta:table-count="1" meta:cell-count="6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93cm" svg:height="5.114cm" xlink:href=".." xlink:type="simple" chart:class="chart:line" chart:style-name="ch1">
        <chart:legend chart:legend-position="end" svg:x="6.073cm" svg:y="2.262cm" style:legend-expansion="high" chart:style-name="ch2"/>
        <chart:plot-area chart:style-name="ch3" table:cell-range-address="Feuille1.A2:Feuille1.B12" chart:data-source-has-labels="both" svg:x="0.181cm" svg:y="0.102cm" svg:width="5.711cm" svg:height="4.91cm">
          <chartooo:coordinate-region svg:x="1.702cm" svg:y="0.102cm" svg:width="4.052cm" svg:height="2.942cm"/>
          <chart:axis chart:dimension="x" chart:name="primary-x" chart:style-name="ch4" chartooo:axis-type="auto">
            <chartooo:date-scale/>
            <chart:categories table:cell-range-address="Feuille1.A2:Feui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:Feuille1.A12</svg:desc>
                </draw:g>
              </table:table-cell>
              <table:table-cell office:value-type="float" office:value="NaN">
                <text:p>NaN</text:p>
                <draw:g>
                  <svg:desc>Feuille1.B2:Feuille1.B1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1453">
                <text:p>0.514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01859">
                <text:p>1.0185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50811">
                <text:p>1.5081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.27105">
                <text:p>2.2710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.42108">
                <text:p>3.4210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50636">
                <text:p>5.5063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4.87695">
                <text:p>4.876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.30681">
                <text:p>4.3068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12234">
                <text:p>5.122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8447">
                <text:p>5.58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8cm" svg:height="4.994cm" xlink:href=".." xlink:type="simple" chart:class="chart:line" chart:style-name="ch1">
        <chart:legend chart:legend-position="end" svg:x="5.858cm" svg:y="2.202cm" style:legend-expansion="high" chart:style-name="ch2"/>
        <chart:plot-area chart:style-name="ch3" table:cell-range-address="Feuille1.A15:Feuille1.B25" chart:data-source-has-labels="both" svg:x="0.177cm" svg:y="0.099cm" svg:width="5.504cm" svg:height="4.796cm">
          <chartooo:coordinate-region svg:x="1.698cm" svg:y="0.099cm" svg:width="3.845cm" svg:height="2.828cm"/>
          <chart:axis chart:dimension="x" chart:name="primary-x" chart:style-name="ch4" chartooo:axis-type="auto">
            <chartooo:date-scale/>
            <chart:categories table:cell-range-address="Feuille1.A15:Feuille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5:Feuille1.B25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15:Feuille1.A25</svg:desc>
                </draw:g>
              </table:table-cell>
              <table:table-cell office:value-type="float" office:value="NaN">
                <text:p>NaN</text:p>
                <draw:g>
                  <svg:desc>Feuille1.B15:Feuille1.B2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932861328125">
                <text:p>0.024932861328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23669385910034">
                <text:p>0.1236693859100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26394891738892">
                <text:p>0.2263948917388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07911539077759">
                <text:p>0.4079115390777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24300003051758">
                <text:p>0.62430000305175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91611814498901">
                <text:p>0.8916118144989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7386221885681">
                <text:p>1.173862218856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594924926758">
                <text:p>1.51594924926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5779967308044">
                <text:p>1.957799673080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1251835823059">
                <text:p>2.81251835823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13cm" svg:height="5.014cm" xlink:href=".." xlink:type="simple" chart:class="chart:line" chart:style-name="ch1">
        <chart:legend chart:legend-position="end" svg:x="5.893cm" svg:y="2.212cm" style:legend-expansion="high" chart:style-name="ch2"/>
        <chart:plot-area chart:style-name="ch3" table:cell-range-address="Feuille1.A28:Feuille1.B38" chart:data-source-has-labels="both" svg:x="0.178cm" svg:y="0.1cm" svg:width="5.537cm" svg:height="4.814cm">
          <chartooo:coordinate-region svg:x="1.699cm" svg:y="0.1cm" svg:width="3.878cm" svg:height="2.846cm"/>
          <chart:axis chart:dimension="x" chart:name="primary-x" chart:style-name="ch4" chartooo:axis-type="auto">
            <chartooo:date-scale/>
            <chart:categories table:cell-range-address="Feuille1.A28:Feuille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8:Feuille1.B38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8:Feuille1.A38</svg:desc>
                </draw:g>
              </table:table-cell>
              <table:table-cell office:value-type="float" office:value="NaN">
                <text:p>NaN</text:p>
                <draw:g>
                  <svg:desc>Feuille1.B28:Feuille1.B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44844055175781">
                <text:p>0.014484405517578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833892822265625">
                <text:p>0.008338928222656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750899314880371">
                <text:p>0.0075089931488037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74214553833008">
                <text:p>0.004742145538330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67138671875">
                <text:p>0.006713867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